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/>
    </style:style>
    <style:style style:name="gr2" style:family="graphic" style:parent-style-name="standard">
      <style:graphic-properties svg:stroke-color="#000000" draw:marker-start="Diamond_20_unfilled" draw:marker-end="Triangle_20_unfilled" draw:textarea-vertical-align="middle"/>
    </style:style>
    <style:style style:name="gr3" style:family="graphic" style:parent-style-name="standard">
      <style:graphic-properties draw:fill="solid" draw:fill-color="#ffff99" draw:textarea-horizontal-align="left" draw:textarea-vertical-align="top"/>
    </style:style>
    <style:style style:name="gr4" style:family="graphic" style:parent-style-name="standard">
      <style:graphic-properties svg:stroke-color="#000000" draw:marker-end="Symmetric_20_Arrow" draw:textarea-vertical-align="middle"/>
    </style:style>
    <style:style style:name="gr5" style:family="graphic" style:parent-style-name="standard">
      <style:graphic-properties svg:stroke-color="#000000" draw:marker-start="" draw:marker-end="Symmetric_20_Arrow" draw:textarea-vertical-align="middle"/>
    </style:style>
    <style:style style:name="gr6" style:family="graphic" style:parent-style-name="standard">
      <style:graphic-properties svg:stroke-color="#000000" draw:marker-start="" draw:marker-end="Triangle_20_unfilled" draw:textarea-vertical-align="middle"/>
    </style:style>
    <style:style style:name="P1" style:family="paragraph">
      <style:paragraph-properties fo:text-align="start"/>
      <style:text-properties fo:font-size="12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text-line-through-style="solid"/>
    </style:style>
    <style:style style:name="T6" style:family="text">
      <style:text-properties style:text-line-through-style="solid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6.1cm" svg:height="5.4cm" svg:x="1.4cm" svg:y="1.3cm">
          <text:p text:style-name="P1">Competition<text:line-break/><text:line-break/>id: integer</text:p>
          <text:p text:style-name="P1">name: string<text:line-break/>description: string<text:line-break/>permissions: Permissions<text:line-break/>status: Status<text:line-break/>eventGroup: [<text:span text:style-name="T1">EventGroup::id</text:span>]<text:line-break/>events: [<text:span text:style-name="T1">Event::id</text:span>]<text:line-break/>rules: []<text:line-break/></text:p>
        </draw:rect>
        <draw:rect draw:style-name="gr1" draw:text-style-name="P1" xml:id="id2" draw:id="id2" draw:layer="layout" svg:width="5.5cm" svg:height="5.4cm" svg:x="8.5cm" svg:y="8.8cm">
          <text:p text:style-name="P1">Event<text:line-break/><text:line-break/>id: integer<text:line-break/>name: string<text:line-break/>description: string</text:p>
          <text:p text:style-name="P1">classes: <text:span text:style-name="T1">ClassGroup::id</text:span><text:line-break/><text:span text:style-name="T2">divisions: </text:span><text:span text:style-name="T3">DivisionGroup::id</text:span><text:line-break/>schedule: <text:span text:style-name="T1">Schedule::id</text:span><text:line-break/>maxRegistrations: integer</text:p>
        </draw:rect>
        <draw:connector draw:style-name="gr2" draw:text-style-name="P2" draw:layer="layout" svg:x1="4.45cm" svg:y1="6.7cm" svg:x2="11.25cm" svg:y2="8.8cm" draw:start-shape="id1" draw:start-glue-point="2" draw:end-shape="id2" draw:end-glue-point="0" svg:d="M4450 6700v1050h6800v1050">
          <text:p/>
        </draw:connector>
        <draw:rect draw:style-name="gr3" draw:text-style-name="P1" draw:layer="layout" svg:width="2.8cm" svg:height="2.9cm" svg:x="8.4cm" svg:y="1.3cm">
          <text:p text:style-name="P1">Permission<text:line-break/><text:line-break/>Any: 0<text:line-break/>Admin: 1<text:line-break/>Own: 2</text:p>
        </draw:rect>
        <draw:rect draw:style-name="gr3" draw:text-style-name="P1" draw:layer="layout" svg:width="2.8cm" svg:height="2.9cm" svg:x="11.7cm" svg:y="1.3cm">
          <text:p text:style-name="P1">Status<text:line-break/><text:line-break/>Hidden: 0<text:line-break/>Open: 1<text:line-break/>Closed: 2</text:p>
        </draw:rect>
        <draw:rect draw:style-name="gr1" draw:text-style-name="P1" xml:id="id3" draw:id="id3" draw:layer="layout" svg:width="6.1cm" svg:height="3.6cm" svg:x="1.4cm" svg:y="9.7cm">
          <text:p text:style-name="P1">EventGroup<text:line-break/><text:line-break/>id: integer<text:line-break/>name: string<text:line-break/>events: <text:span text:style-name="T4">[</text:span><text:span text:style-name="T1">Event::id</text:span><text:span text:style-name="T4">]</text:span><text:line-break/><text:span text:style-name="T5">classes: </text:span><text:span text:style-name="T6">ClassGroup::id</text:span></text:p>
        </draw:rect>
        <draw:connector draw:style-name="gr2" draw:text-style-name="P2" draw:layer="layout" svg:x1="4.45cm" svg:y1="6.7cm" svg:x2="4.45cm" svg:y2="9.7cm" draw:start-shape="id1" draw:start-glue-point="2" draw:end-shape="id3" draw:end-glue-point="0" svg:d="M4450 6700v3000">
          <text:p/>
        </draw:connector>
        <draw:connector draw:style-name="gr4" draw:text-style-name="P2" draw:layer="layout" svg:x1="7.5cm" svg:y1="11.5cm" svg:x2="8.5cm" svg:y2="11.5cm" draw:start-shape="id3" draw:start-glue-point="1" draw:end-shape="id2" draw:end-glue-point="3" svg:d="M7500 11500h1000">
          <text:p/>
        </draw:connector>
        <draw:rect draw:style-name="gr1" draw:text-style-name="P1" xml:id="id5" draw:id="id5" draw:layer="layout" svg:width="3.9cm" svg:height="2.9cm" svg:x="15.4cm" svg:y="8.1cm">
          <text:p text:style-name="P1">ClassGroup<text:line-break/><text:line-break/>id: integer<text:line-break/>description: string<text:line-break/>classes: <text:span text:style-name="T4">[string]</text:span></text:p>
        </draw:rect>
        <draw:rect draw:style-name="gr1" draw:text-style-name="P1" xml:id="id4" draw:id="id4" draw:layer="layout" svg:width="3.9cm" svg:height="2.9cm" svg:x="15.4cm" svg:y="11.8cm">
          <text:p text:style-name="P1">DivisionGroup<text:line-break/><text:line-break/>id: integer<text:line-break/>description: string<text:line-break/>divisions: <text:span text:style-name="T4">[string]</text:span></text:p>
        </draw:rect>
        <draw:connector draw:style-name="gr4" draw:text-style-name="P2" draw:layer="layout" svg:x1="14cm" svg:y1="11.5cm" svg:x2="15.4cm" svg:y2="13.25cm" draw:start-shape="id2" draw:start-glue-point="1" draw:end-shape="id4" svg:d="M14000 11500h700v1750h700">
          <text:p/>
        </draw:connector>
        <draw:connector draw:style-name="gr4" draw:text-style-name="P2" draw:layer="layout" svg:x1="14cm" svg:y1="11.5cm" svg:x2="15.4cm" svg:y2="9.55cm" draw:start-shape="id2" draw:start-glue-point="1" draw:end-shape="id5" draw:end-glue-point="3" svg:d="M14000 11500h700v-1950h700">
          <text:p/>
        </draw:connector>
        <draw:rect draw:style-name="gr1" draw:text-style-name="P1" xml:id="id6" draw:id="id6" draw:layer="layout" svg:width="3.9cm" svg:height="2.9cm" svg:x="2.3cm" svg:y="15.5cm">
          <text:p text:style-name="P1">Schedule<text:line-break/><text:line-break/>id: integer<text:line-break/>squads: [Squad]</text:p>
          <text:p text:style-name="P1"><text:span text:style-name="T2">duration: Time</text:span></text:p>
        </draw:rect>
        <draw:connector draw:style-name="gr2" draw:text-style-name="P2" draw:layer="layout" svg:x1="11.25cm" svg:y1="14.2cm" svg:x2="4.25cm" svg:y2="15.5cm" draw:start-shape="id2" draw:start-glue-point="2" draw:end-shape="id6" draw:end-glue-point="0" svg:d="M11250 14200v650h-7000v650">
          <text:p/>
        </draw:connector>
        <draw:rect draw:style-name="gr1" draw:text-style-name="P1" xml:id="id7" draw:id="id7" draw:layer="layout" svg:width="5.7cm" svg:height="4.3cm" svg:x="1.4cm" svg:y="19.6cm">
          <text:p text:style-name="P1">Squad<text:line-break/><text:line-break/>id: integer<text:line-break/>startTime: Time</text:p>
          <text:p text:style-name="P1">Slots: integer<text:line-break/>divisions: [string]</text:p>
          <text:p text:style-name="P1">mixed: boolean</text:p>
          <text:p text:style-name="P1">participants: [Participant]</text:p>
        </draw:rect>
        <draw:connector draw:style-name="gr2" draw:text-style-name="P2" draw:layer="layout" svg:x1="4.25cm" svg:y1="18.4cm" svg:x2="4.25cm" svg:y2="19.6cm" draw:start-shape="id6" draw:start-glue-point="2" draw:end-shape="id7" draw:end-glue-point="0" svg:d="M4250 18400v1200">
          <text:p/>
        </draw:connector>
        <draw:rect draw:style-name="gr1" draw:text-style-name="P1" xml:id="id8" draw:id="id8" draw:layer="layout" svg:width="7.3cm" svg:height="2.7cm" svg:x="9.2cm" svg:y="20.4cm">
          <text:p text:style-name="P1">Participant: Person<text:line-break/><text:line-break/>id: integer<text:line-break/>registrationInfo: [EventRegistration]</text:p>
        </draw:rect>
        <draw:connector draw:style-name="gr5" draw:text-style-name="P2" draw:layer="layout" svg:x1="7.1cm" svg:y1="21.75cm" svg:x2="9.2cm" svg:y2="21.75cm" draw:start-shape="id7" draw:start-glue-point="1" draw:end-shape="id8" draw:end-glue-point="3" svg:d="M7100 21750h2100">
          <text:p/>
        </draw:connector>
        <draw:rect draw:style-name="gr1" draw:text-style-name="P1" xml:id="id9" draw:id="id9" draw:layer="layout" svg:width="4.3cm" svg:height="3.8cm" svg:x="10.7cm" svg:y="15.5cm">
          <text:p text:style-name="P1">Person<text:line-break/><text:line-break/>name: string</text:p>
          <text:p text:style-name="P1">competitionId: string<text:line-break/>organization: string</text:p>
          <text:p text:style-name="P1">email: string</text:p>
          <text:p text:style-name="P1">account: string</text:p>
        </draw:rect>
        <draw:connector draw:style-name="gr6" draw:text-style-name="P2" draw:layer="layout" svg:x1="12.85cm" svg:y1="20.4cm" svg:x2="12.85cm" svg:y2="19.3cm" draw:start-shape="id8" draw:start-glue-point="0" draw:end-shape="id9" draw:end-glue-point="2" svg:d="M12850 20400v-1100">
          <text:p/>
        </draw:connector>
        <draw:rect draw:style-name="gr1" draw:text-style-name="P1" xml:id="id10" draw:id="id10" draw:layer="layout" svg:width="6.1cm" svg:height="2.7cm" svg:x="9.8cm" svg:y="23.9cm">
          <text:p text:style-name="P1">EventRegistration<text:line-break/><text:line-break/>class: string<text:line-break/>event: <text:span text:style-name="T1">Event::id</text:span></text:p>
          <text:p text:style-name="P1"><text:span text:style-name="T4">rounds: [SquadRegistration]</text:span></text:p>
        </draw:rect>
        <draw:connector draw:style-name="gr2" draw:text-style-name="P2" draw:layer="layout" svg:x1="12.85cm" svg:y1="23.1cm" svg:x2="12.85cm" svg:y2="23.9cm" draw:start-shape="id8" draw:start-glue-point="2" draw:end-shape="id10" draw:end-glue-point="0" svg:d="M12850 23100v800">
          <text:p/>
        </draw:connector>
        <draw:rect draw:style-name="gr1" draw:text-style-name="P1" xml:id="id11" draw:id="id11" draw:layer="layout" svg:width="6.1cm" svg:height="2.1cm" svg:x="1.2cm" svg:y="26.3cm">
          <text:p text:style-name="P1">SquadRegistration<text:line-break/><text:line-break/>division: string<text:line-break/>squad: <text:span text:style-name="T1">Squad::id</text:span></text:p>
        </draw:rect>
        <draw:connector draw:style-name="gr2" draw:text-style-name="P2" draw:layer="layout" svg:x1="12.85cm" svg:y1="26.6cm" svg:x2="7.3cm" svg:y2="27.35cm" draw:start-shape="id10" draw:start-glue-point="2" draw:end-shape="id11" draw:end-glue-point="1" svg:d="M12850 26600v750h-5550">
          <text:p/>
        </draw:connector>
        <draw:connector draw:style-name="gr5" draw:text-style-name="P2" draw:layer="layout" svg:x1="4.25cm" svg:y1="26.3cm" svg:x2="4.25cm" svg:y2="23.9cm" draw:start-shape="id11" draw:start-glue-point="0" draw:end-shape="id7" draw:end-glue-point="2" svg:d="M4250 26300v-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k Manlig</meta:initial-creator>
    <meta:creation-date>2019-03-31T19:36:17.16</meta:creation-date>
    <dc:date>2019-03-31T20:56:52.01</dc:date>
    <dc:creator>Patrik Manlig</dc:creator>
    <meta:editing-duration>PT2M30S</meta:editing-duration>
    <meta:editing-cycles>1</meta:editing-cycles>
    <meta:document-statistic meta:object-count="25"/>
    <meta:generator>OpenOffice/4.1.5$Win32 OpenOffice.org_project/415m1$Build-9789</meta:generator>
  </office:meta>
</office:document-meta>
</file>